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sm</text:p>
          </table:table-cell>
          <table:table-cell office:value-type="string" calcext:value-type="string">
            <text:p>No_of_testcases</text:p>
          </table:table-cell>
          <table:table-cell office:value-type="string" calcext:value-type="string">
            <text:p>No_of_threads</text:p>
          </table:table-cell>
          <table:table-cell office:value-type="string" calcext:value-type="string">
            <text:p>Total CPU</text:p>
          </table:table-cell>
          <table:table-cell office:value-type="string" calcext:value-type="string">
            <text:p>Total GPU</text:p>
          </table:table-cell>
          <table:table-cell office:value-type="string" calcext:value-type="string">
            <text:p>Execution GPU</text:p>
          </table:table-cell>
        </table:table-row>
        <table:table-row table:style-name="ro1">
          <table:table-cell office:value-type="string" calcext:value-type="string">
            <text:p>bbara.test</text:p>
          </table:table-cell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float" office:value="2.24610768" calcext:value-type="float">
            <text:p>2.24610768</text:p>
          </table:table-cell>
          <table:table-cell office:value-type="float" office:value="1.41862016" calcext:value-type="float">
            <text:p>1.41862016</text:p>
          </table:table-cell>
          <table:table-cell office:value-type="float" office:value="3.33360685" calcext:value-type="float">
            <text:p>3.33360685</text:p>
          </table:table-cell>
        </table:table-row>
        <table:table-row table:style-name="ro1">
          <table:table-cell office:value-type="string" calcext:value-type="string">
            <text:p>bbara.test</text:p>
          </table:table-cell>
          <table:table-cell office:value-type="float" office:value="2560" calcext:value-type="float">
            <text:p>2560</text:p>
          </table:table-cell>
          <table:table-cell office:value-type="float" office:value="4" calcext:value-type="float">
            <text:p>4</text:p>
          </table:table-cell>
          <table:table-cell office:value-type="float" office:value="0.68449353" calcext:value-type="float">
            <text:p>0.68449353</text:p>
          </table:table-cell>
          <table:table-cell office:value-type="float" office:value="1.41862016" calcext:value-type="float">
            <text:p>1.41862016</text:p>
          </table:table-cell>
          <table:table-cell office:value-type="float" office:value="3.33360685" calcext:value-type="float">
            <text:p>3.33360685</text:p>
          </table:table-cell>
        </table:table-row>
        <table:table-row table:style-name="ro1">
          <table:table-cell office:value-type="string" calcext:value-type="string">
            <text:p>bbara.test</text:p>
          </table:table-cell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float" office:value="0.4874747" calcext:value-type="float">
            <text:p>0.4874747</text:p>
          </table:table-cell>
          <table:table-cell office:value-type="float" office:value="1.41862016" calcext:value-type="float">
            <text:p>1.41862016</text:p>
          </table:table-cell>
          <table:table-cell office:value-type="float" office:value="3.33360685" calcext:value-type="float">
            <text:p>3.33360685</text:p>
          </table:table-cell>
        </table:table-row>
        <table:table-row table:style-name="ro1">
          <table:table-cell office:value-type="string" calcext:value-type="string">
            <text:p>bbara.test</text:p>
          </table:table-cell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0.45056293" calcext:value-type="float">
            <text:p>0.45056293</text:p>
          </table:table-cell>
          <table:table-cell office:value-type="float" office:value="1.41862016" calcext:value-type="float">
            <text:p>1.41862016</text:p>
          </table:table-cell>
          <table:table-cell office:value-type="float" office:value="3.33360685" calcext:value-type="float">
            <text:p>3.33360685</text:p>
          </table:table-cell>
        </table:table-row>
        <table:table-row table:style-name="ro1">
          <table:table-cell office:value-type="string" calcext:value-type="string">
            <text:p>bbsse.test</text:p>
          </table:table-cell>
          <table:table-cell office:value-type="float" office:value="222464" calcext:value-type="float">
            <text:p>222464</text:p>
          </table:table-cell>
          <table:table-cell office:value-type="float" office:value="1" calcext:value-type="float">
            <text:p>1</text:p>
          </table:table-cell>
          <table:table-cell office:value-type="float" office:value="1355.97847588" calcext:value-type="float">
            <text:p>1355.97847588</text:p>
          </table:table-cell>
          <table:table-cell office:value-type="float" office:value="171.5921536" calcext:value-type="float">
            <text:p>171.5921536</text:p>
          </table:table-cell>
          <table:table-cell office:value-type="float" office:value="233.5418921" calcext:value-type="float">
            <text:p>233.5418921</text:p>
          </table:table-cell>
        </table:table-row>
        <table:table-row table:style-name="ro1">
          <table:table-cell office:value-type="string" calcext:value-type="string">
            <text:p>bbsse.test</text:p>
          </table:table-cell>
          <table:table-cell office:value-type="float" office:value="222464" calcext:value-type="float">
            <text:p>222464</text:p>
          </table:table-cell>
          <table:table-cell office:value-type="float" office:value="4" calcext:value-type="float">
            <text:p>4</text:p>
          </table:table-cell>
          <table:table-cell office:value-type="float" office:value="403.97496878" calcext:value-type="float">
            <text:p>403.97496878</text:p>
          </table:table-cell>
          <table:table-cell office:value-type="float" office:value="171.5921536" calcext:value-type="float">
            <text:p>171.5921536</text:p>
          </table:table-cell>
          <table:table-cell office:value-type="float" office:value="233.5418921" calcext:value-type="float">
            <text:p>233.5418921</text:p>
          </table:table-cell>
        </table:table-row>
        <table:table-row table:style-name="ro1">
          <table:table-cell office:value-type="string" calcext:value-type="string">
            <text:p>bbsse.test</text:p>
          </table:table-cell>
          <table:table-cell office:value-type="float" office:value="222464" calcext:value-type="float">
            <text:p>222464</text:p>
          </table:table-cell>
          <table:table-cell office:value-type="float" office:value="8" calcext:value-type="float">
            <text:p>8</text:p>
          </table:table-cell>
          <table:table-cell office:value-type="float" office:value="297.73212846" calcext:value-type="float">
            <text:p>297.73212846</text:p>
          </table:table-cell>
          <table:table-cell office:value-type="float" office:value="171.5921536" calcext:value-type="float">
            <text:p>171.5921536</text:p>
          </table:table-cell>
          <table:table-cell office:value-type="float" office:value="233.5418921" calcext:value-type="float">
            <text:p>233.5418921</text:p>
          </table:table-cell>
        </table:table-row>
        <table:table-row table:style-name="ro1">
          <table:table-cell office:value-type="string" calcext:value-type="string">
            <text:p>bbsse.test</text:p>
          </table:table-cell>
          <table:table-cell office:value-type="float" office:value="222464" calcext:value-type="float">
            <text:p>222464</text:p>
          </table:table-cell>
          <table:table-cell office:value-type="float" office:value="32" calcext:value-type="float">
            <text:p>32</text:p>
          </table:table-cell>
          <table:table-cell office:value-type="float" office:value="170.66889792" calcext:value-type="float">
            <text:p>170.66889792</text:p>
          </table:table-cell>
          <table:table-cell office:value-type="float" office:value="171.5921536" calcext:value-type="float">
            <text:p>171.5921536</text:p>
          </table:table-cell>
          <table:table-cell office:value-type="float" office:value="233.5418921" calcext:value-type="float">
            <text:p>233.5418921</text:p>
          </table:table-cell>
        </table:table-row>
        <table:table-row table:style-name="ro1">
          <table:table-cell office:value-type="string" calcext:value-type="string">
            <text:p>bbtas.test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.03905106" calcext:value-type="float">
            <text:p>0.03905106</text:p>
          </table:table-cell>
          <table:table-cell office:value-type="float" office:value="0.17641344" calcext:value-type="float">
            <text:p>0.17641344</text:p>
          </table:table-cell>
          <table:table-cell office:value-type="float" office:value="0.4436283" calcext:value-type="float">
            <text:p>0.4436283</text:p>
          </table:table-cell>
        </table:table-row>
        <table:table-row table:style-name="ro1">
          <table:table-cell office:value-type="string" calcext:value-type="string">
            <text:p>bbtas.test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.01752598" calcext:value-type="float">
            <text:p>0.01752598</text:p>
          </table:table-cell>
          <table:table-cell office:value-type="float" office:value="0.17641344" calcext:value-type="float">
            <text:p>0.17641344</text:p>
          </table:table-cell>
          <table:table-cell office:value-type="float" office:value="0.4436283" calcext:value-type="float">
            <text:p>0.4436283</text:p>
          </table:table-cell>
        </table:table-row>
        <table:table-row table:style-name="ro1">
          <table:table-cell office:value-type="string" calcext:value-type="string">
            <text:p>bbtas.test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0.01321744" calcext:value-type="float">
            <text:p>0.01321744</text:p>
          </table:table-cell>
          <table:table-cell office:value-type="float" office:value="0.17641344" calcext:value-type="float">
            <text:p>0.17641344</text:p>
          </table:table-cell>
          <table:table-cell office:value-type="float" office:value="0.4436283" calcext:value-type="float">
            <text:p>0.4436283</text:p>
          </table:table-cell>
        </table:table-row>
        <table:table-row table:style-name="ro1">
          <table:table-cell office:value-type="string" calcext:value-type="string">
            <text:p>bbtas.test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0.27719374" calcext:value-type="float">
            <text:p>0.27719374</text:p>
          </table:table-cell>
          <table:table-cell office:value-type="float" office:value="0.17641344" calcext:value-type="float">
            <text:p>0.17641344</text:p>
          </table:table-cell>
          <table:table-cell office:value-type="float" office:value="0.4436283" calcext:value-type="float">
            <text:p>0.4436283</text:p>
          </table:table-cell>
        </table:table-row>
        <table:table-row table:style-name="ro1">
          <table:table-cell office:value-type="string" calcext:value-type="string">
            <text:p>beecount.test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0.14379067" calcext:value-type="float">
            <text:p>0.14379067</text:p>
          </table:table-cell>
          <table:table-cell office:value-type="float" office:value="0.51973664" calcext:value-type="float">
            <text:p>0.51973664</text:p>
          </table:table-cell>
          <table:table-cell office:value-type="float" office:value="0.89893065" calcext:value-type="float">
            <text:p>0.89893065</text:p>
          </table:table-cell>
        </table:table-row>
        <table:table-row table:style-name="ro1">
          <table:table-cell office:value-type="string" calcext:value-type="string">
            <text:p>beecount.test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0.0627984900000001" calcext:value-type="float">
            <text:p>0.06279849</text:p>
          </table:table-cell>
          <table:table-cell office:value-type="float" office:value="0.51973664" calcext:value-type="float">
            <text:p>0.51973664</text:p>
          </table:table-cell>
          <table:table-cell office:value-type="float" office:value="0.89893065" calcext:value-type="float">
            <text:p>0.89893065</text:p>
          </table:table-cell>
        </table:table-row>
        <table:table-row table:style-name="ro1">
          <table:table-cell office:value-type="string" calcext:value-type="string">
            <text:p>beecount.test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0.03513856" calcext:value-type="float">
            <text:p>0.03513856</text:p>
          </table:table-cell>
          <table:table-cell office:value-type="float" office:value="0.51973664" calcext:value-type="float">
            <text:p>0.51973664</text:p>
          </table:table-cell>
          <table:table-cell office:value-type="float" office:value="0.89893065" calcext:value-type="float">
            <text:p>0.89893065</text:p>
          </table:table-cell>
        </table:table-row>
        <table:table-row table:style-name="ro1">
          <table:table-cell office:value-type="string" calcext:value-type="string">
            <text:p>beecount.test</text:p>
          </table:table-cell>
          <table:table-cell office:value-type="float" office:value="363" calcext:value-type="float">
            <text:p>363</text:p>
          </table:table-cell>
          <table:table-cell office:value-type="float" office:value="32" calcext:value-type="float">
            <text:p>32</text:p>
          </table:table-cell>
          <table:table-cell office:value-type="float" office:value="0.58313565" calcext:value-type="float">
            <text:p>0.58313565</text:p>
          </table:table-cell>
          <table:table-cell office:value-type="float" office:value="0.51973664" calcext:value-type="float">
            <text:p>0.51973664</text:p>
          </table:table-cell>
          <table:table-cell office:value-type="float" office:value="0.89893065" calcext:value-type="float">
            <text:p>0.89893065</text:p>
          </table:table-cell>
        </table:table-row>
        <table:table-row table:style-name="ro1">
          <table:table-cell office:value-type="string" calcext:value-type="string">
            <text:p>cse.test</text:p>
          </table:table-cell>
          <table:table-cell office:value-type="float" office:value="456624" calcext:value-type="float">
            <text:p>456624</text:p>
          </table:table-cell>
          <table:table-cell office:value-type="float" office:value="1" calcext:value-type="float">
            <text:p>1</text:p>
          </table:table-cell>
          <table:table-cell office:value-type="float" office:value="3740.71825047" calcext:value-type="float">
            <text:p>3740.71825047</text:p>
          </table:table-cell>
          <table:table-cell office:value-type="float" office:value="492.70303392" calcext:value-type="float">
            <text:p>492.70303392</text:p>
          </table:table-cell>
          <table:table-cell office:value-type="float" office:value="616.75262021" calcext:value-type="float">
            <text:p>616.75262021</text:p>
          </table:table-cell>
        </table:table-row>
        <table:table-row table:style-name="ro1">
          <table:table-cell office:value-type="string" calcext:value-type="string">
            <text:p>cse.test</text:p>
          </table:table-cell>
          <table:table-cell office:value-type="float" office:value="456624" calcext:value-type="float">
            <text:p>456624</text:p>
          </table:table-cell>
          <table:table-cell office:value-type="float" office:value="4" calcext:value-type="float">
            <text:p>4</text:p>
          </table:table-cell>
          <table:table-cell office:value-type="float" office:value="1345.23203548" calcext:value-type="float">
            <text:p>1345.23203548</text:p>
          </table:table-cell>
          <table:table-cell office:value-type="float" office:value="492.70303392" calcext:value-type="float">
            <text:p>492.70303392</text:p>
          </table:table-cell>
          <table:table-cell office:value-type="float" office:value="616.75262021" calcext:value-type="float">
            <text:p>616.75262021</text:p>
          </table:table-cell>
        </table:table-row>
        <table:table-row table:style-name="ro1">
          <table:table-cell office:value-type="string" calcext:value-type="string">
            <text:p>cse.test</text:p>
          </table:table-cell>
          <table:table-cell office:value-type="float" office:value="456624" calcext:value-type="float">
            <text:p>456624</text:p>
          </table:table-cell>
          <table:table-cell office:value-type="float" office:value="8" calcext:value-type="float">
            <text:p>8</text:p>
          </table:table-cell>
          <table:table-cell office:value-type="float" office:value="887.98869361" calcext:value-type="float">
            <text:p>887.98869361</text:p>
          </table:table-cell>
          <table:table-cell office:value-type="float" office:value="492.70303392" calcext:value-type="float">
            <text:p>492.70303392</text:p>
          </table:table-cell>
          <table:table-cell office:value-type="float" office:value="616.75262021" calcext:value-type="float">
            <text:p>616.75262021</text:p>
          </table:table-cell>
        </table:table-row>
        <table:table-row table:style-name="ro1">
          <table:table-cell office:value-type="string" calcext:value-type="string">
            <text:p>cse.test</text:p>
          </table:table-cell>
          <table:table-cell office:value-type="float" office:value="456624" calcext:value-type="float">
            <text:p>456624</text:p>
          </table:table-cell>
          <table:table-cell office:value-type="float" office:value="32" calcext:value-type="float">
            <text:p>32</text:p>
          </table:table-cell>
          <table:table-cell office:value-type="float" office:value="418.30907389" calcext:value-type="float">
            <text:p>418.30907389</text:p>
          </table:table-cell>
          <table:table-cell office:value-type="float" office:value="492.70303392" calcext:value-type="float">
            <text:p>492.70303392</text:p>
          </table:table-cell>
          <table:table-cell office:value-type="float" office:value="616.75262021" calcext:value-type="float">
            <text:p>616.75262021</text:p>
          </table:table-cell>
        </table:table-row>
        <table:table-row table:style-name="ro1">
          <table:table-cell office:value-type="string" calcext:value-type="string">
            <text:p>dk14.test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.31827295" calcext:value-type="float">
            <text:p>0.31827295</text:p>
          </table:table-cell>
          <table:table-cell office:value-type="float" office:value="0.67693792" calcext:value-type="float">
            <text:p>0.67693792</text:p>
          </table:table-cell>
          <table:table-cell office:value-type="float" office:value="1.09900429" calcext:value-type="float">
            <text:p>1.09900429</text:p>
          </table:table-cell>
        </table:table-row>
        <table:table-row table:style-name="ro1">
          <table:table-cell office:value-type="string" calcext:value-type="string">
            <text:p>dk14.test</text:p>
          </table:table-cell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0.0766437199999999" calcext:value-type="float">
            <text:p>0.07664372</text:p>
          </table:table-cell>
          <table:table-cell office:value-type="float" office:value="0.67693792" calcext:value-type="float">
            <text:p>0.67693792</text:p>
          </table:table-cell>
          <table:table-cell office:value-type="float" office:value="1.09900429" calcext:value-type="float">
            <text:p>1.09900429</text:p>
          </table:table-cell>
        </table:table-row>
        <table:table-row table:style-name="ro1">
          <table:table-cell office:value-type="string" calcext:value-type="string">
            <text:p>dk14.test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0.04548905" calcext:value-type="float">
            <text:p>0.04548905</text:p>
          </table:table-cell>
          <table:table-cell office:value-type="float" office:value="0.67693792" calcext:value-type="float">
            <text:p>0.67693792</text:p>
          </table:table-cell>
          <table:table-cell office:value-type="float" office:value="1.09900429" calcext:value-type="float">
            <text:p>1.09900429</text:p>
          </table:table-cell>
        </table:table-row>
        <table:table-row table:style-name="ro1">
          <table:table-cell office:value-type="string" calcext:value-type="string">
            <text:p>dk14.test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0.1999458" calcext:value-type="float">
            <text:p>0.1999458</text:p>
          </table:table-cell>
          <table:table-cell office:value-type="float" office:value="0.67693792" calcext:value-type="float">
            <text:p>0.67693792</text:p>
          </table:table-cell>
          <table:table-cell office:value-type="float" office:value="1.09900429" calcext:value-type="float">
            <text:p>1.09900429</text:p>
          </table:table-cell>
        </table:table-row>
        <table:table-row table:style-name="ro1">
          <table:table-cell office:value-type="string" calcext:value-type="string">
            <text:p>donfile.test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26043316" calcext:value-type="float">
            <text:p>0.26043316</text:p>
          </table:table-cell>
          <table:table-cell office:value-type="float" office:value="0.39056896" calcext:value-type="float">
            <text:p>0.39056896</text:p>
          </table:table-cell>
          <table:table-cell office:value-type="float" office:value="0.79369033" calcext:value-type="float">
            <text:p>0.79369033</text:p>
          </table:table-cell>
        </table:table-row>
        <table:table-row table:style-name="ro1">
          <table:table-cell office:value-type="string" calcext:value-type="string">
            <text:p>donfile.test</text:p>
          </table:table-cell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0.10402374" calcext:value-type="float">
            <text:p>0.10402374</text:p>
          </table:table-cell>
          <table:table-cell office:value-type="float" office:value="0.39056896" calcext:value-type="float">
            <text:p>0.39056896</text:p>
          </table:table-cell>
          <table:table-cell office:value-type="float" office:value="0.79369033" calcext:value-type="float">
            <text:p>0.79369033</text:p>
          </table:table-cell>
        </table:table-row>
        <table:table-row table:style-name="ro1">
          <table:table-cell office:value-type="string" calcext:value-type="string">
            <text:p>donfile.test</text:p>
          </table:table-cell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0.05490089" calcext:value-type="float">
            <text:p>0.05490089</text:p>
          </table:table-cell>
          <table:table-cell office:value-type="float" office:value="0.39056896" calcext:value-type="float">
            <text:p>0.39056896</text:p>
          </table:table-cell>
          <table:table-cell office:value-type="float" office:value="0.79369033" calcext:value-type="float">
            <text:p>0.79369033</text:p>
          </table:table-cell>
        </table:table-row>
        <table:table-row table:style-name="ro1">
          <table:table-cell office:value-type="string" calcext:value-type="string">
            <text:p>donfile.test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0.0524947900000001" calcext:value-type="float">
            <text:p>0.05249479</text:p>
          </table:table-cell>
          <table:table-cell office:value-type="float" office:value="0.39056896" calcext:value-type="float">
            <text:p>0.39056896</text:p>
          </table:table-cell>
          <table:table-cell office:value-type="float" office:value="0.79369033" calcext:value-type="float">
            <text:p>0.79369033</text:p>
          </table:table-cell>
        </table:table-row>
        <table:table-row table:style-name="ro1">
          <table:table-cell office:value-type="string" calcext:value-type="string">
            <text:p>ex2.test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3218218" calcext:value-type="float">
            <text:p>0.03218218</text:p>
          </table:table-cell>
          <table:table-cell office:value-type="float" office:value="0.19212416" calcext:value-type="float">
            <text:p>0.19212416</text:p>
          </table:table-cell>
          <table:table-cell office:value-type="float" office:value="0.46825512" calcext:value-type="float">
            <text:p>0.46825512</text:p>
          </table:table-cell>
        </table:table-row>
        <table:table-row table:style-name="ro1">
          <table:table-cell office:value-type="string" calcext:value-type="string">
            <text:p>ex2.test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.01193933" calcext:value-type="float">
            <text:p>0.01193933</text:p>
          </table:table-cell>
          <table:table-cell office:value-type="float" office:value="0.19212416" calcext:value-type="float">
            <text:p>0.19212416</text:p>
          </table:table-cell>
          <table:table-cell office:value-type="float" office:value="0.46825512" calcext:value-type="float">
            <text:p>0.46825512</text:p>
          </table:table-cell>
        </table:table-row>
        <table:table-row table:style-name="ro1">
          <table:table-cell office:value-type="string" calcext:value-type="string">
            <text:p>ex2.test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930147" calcext:value-type="float">
            <text:p>0.00930147</text:p>
          </table:table-cell>
          <table:table-cell office:value-type="float" office:value="0.19212416" calcext:value-type="float">
            <text:p>0.19212416</text:p>
          </table:table-cell>
          <table:table-cell office:value-type="float" office:value="0.46825512" calcext:value-type="float">
            <text:p>0.46825512</text:p>
          </table:table-cell>
        </table:table-row>
        <table:table-row table:style-name="ro1">
          <table:table-cell office:value-type="string" calcext:value-type="string">
            <text:p>ex2.test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.11930146" calcext:value-type="float">
            <text:p>0.11930146</text:p>
          </table:table-cell>
          <table:table-cell office:value-type="float" office:value="0.19212416" calcext:value-type="float">
            <text:p>0.19212416</text:p>
          </table:table-cell>
          <table:table-cell office:value-type="float" office:value="0.46825512" calcext:value-type="float">
            <text:p>0.46825512</text:p>
          </table:table-cell>
        </table:table-row>
        <table:table-row table:style-name="ro1">
          <table:table-cell office:value-type="string" calcext:value-type="string">
            <text:p>ex3.test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.01603839" calcext:value-type="float">
            <text:p>0.01603839</text:p>
          </table:table-cell>
          <table:table-cell office:value-type="float" office:value="0.19367552" calcext:value-type="float">
            <text:p>0.19367552</text:p>
          </table:table-cell>
          <table:table-cell office:value-type="float" office:value="0.44549375" calcext:value-type="float">
            <text:p>0.44549375</text:p>
          </table:table-cell>
        </table:table-row>
        <table:table-row table:style-name="ro1">
          <table:table-cell office:value-type="string" calcext:value-type="string">
            <text:p>ex3.test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.011329" calcext:value-type="float">
            <text:p>0.011329</text:p>
          </table:table-cell>
          <table:table-cell office:value-type="float" office:value="0.19367552" calcext:value-type="float">
            <text:p>0.19367552</text:p>
          </table:table-cell>
          <table:table-cell office:value-type="float" office:value="0.44549375" calcext:value-type="float">
            <text:p>0.44549375</text:p>
          </table:table-cell>
        </table:table-row>
        <table:table-row table:style-name="ro1">
          <table:table-cell office:value-type="string" calcext:value-type="string">
            <text:p>ex3.test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929448" calcext:value-type="float">
            <text:p>0.00929448</text:p>
          </table:table-cell>
          <table:table-cell office:value-type="float" office:value="0.19367552" calcext:value-type="float">
            <text:p>0.19367552</text:p>
          </table:table-cell>
          <table:table-cell office:value-type="float" office:value="0.44549375" calcext:value-type="float">
            <text:p>0.44549375</text:p>
          </table:table-cell>
        </table:table-row>
        <table:table-row table:style-name="ro1">
          <table:table-cell office:value-type="string" calcext:value-type="string">
            <text:p>ex3.test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.62104275" calcext:value-type="float">
            <text:p>1.62104275</text:p>
          </table:table-cell>
          <table:table-cell office:value-type="float" office:value="0.19367552" calcext:value-type="float">
            <text:p>0.19367552</text:p>
          </table:table-cell>
          <table:table-cell office:value-type="float" office:value="0.44549375" calcext:value-type="float">
            <text:p>0.44549375</text:p>
          </table:table-cell>
        </table:table-row>
        <table:table-row table:style-name="ro1">
          <table:table-cell office:value-type="string" calcext:value-type="string">
            <text:p>ex4.test</text:p>
          </table:table-cell>
          <table:table-cell office:value-type="float" office:value="13312" calcext:value-type="float">
            <text:p>13312</text:p>
          </table:table-cell>
          <table:table-cell office:value-type="float" office:value="1" calcext:value-type="float">
            <text:p>1</text:p>
          </table:table-cell>
          <table:table-cell office:value-type="float" office:value="25.21496136" calcext:value-type="float">
            <text:p>25.21496136</text:p>
          </table:table-cell>
          <table:table-cell office:value-type="float" office:value="5.729608" calcext:value-type="float">
            <text:p>5.729608</text:p>
          </table:table-cell>
          <table:table-cell office:value-type="float" office:value="9.60252212" calcext:value-type="float">
            <text:p>9.60252212</text:p>
          </table:table-cell>
        </table:table-row>
        <table:table-row table:style-name="ro1">
          <table:table-cell office:value-type="string" calcext:value-type="string">
            <text:p>ex4.test</text:p>
          </table:table-cell>
          <table:table-cell office:value-type="float" office:value="13312" calcext:value-type="float">
            <text:p>13312</text:p>
          </table:table-cell>
          <table:table-cell office:value-type="float" office:value="4" calcext:value-type="float">
            <text:p>4</text:p>
          </table:table-cell>
          <table:table-cell office:value-type="float" office:value="9.28628773" calcext:value-type="float">
            <text:p>9.28628773</text:p>
          </table:table-cell>
          <table:table-cell office:value-type="float" office:value="5.729608" calcext:value-type="float">
            <text:p>5.729608</text:p>
          </table:table-cell>
          <table:table-cell office:value-type="float" office:value="9.60252212" calcext:value-type="float">
            <text:p>9.60252212</text:p>
          </table:table-cell>
        </table:table-row>
        <table:table-row table:style-name="ro1">
          <table:table-cell office:value-type="string" calcext:value-type="string">
            <text:p>ex4.test</text:p>
          </table:table-cell>
          <table:table-cell office:value-type="float" office:value="13312" calcext:value-type="float">
            <text:p>13312</text:p>
          </table:table-cell>
          <table:table-cell office:value-type="float" office:value="8" calcext:value-type="float">
            <text:p>8</text:p>
          </table:table-cell>
          <table:table-cell office:value-type="float" office:value="5.80587795" calcext:value-type="float">
            <text:p>5.80587795</text:p>
          </table:table-cell>
          <table:table-cell office:value-type="float" office:value="5.729608" calcext:value-type="float">
            <text:p>5.729608</text:p>
          </table:table-cell>
          <table:table-cell office:value-type="float" office:value="9.60252212" calcext:value-type="float">
            <text:p>9.60252212</text:p>
          </table:table-cell>
        </table:table-row>
        <table:table-row table:style-name="ro1">
          <table:table-cell office:value-type="string" calcext:value-type="string">
            <text:p>ex4.test</text:p>
          </table:table-cell>
          <table:table-cell office:value-type="float" office:value="13312" calcext:value-type="float">
            <text:p>13312</text:p>
          </table:table-cell>
          <table:table-cell office:value-type="float" office:value="32" calcext:value-type="float">
            <text:p>32</text:p>
          </table:table-cell>
          <table:table-cell office:value-type="float" office:value="4.14910514" calcext:value-type="float">
            <text:p>4.14910514</text:p>
          </table:table-cell>
          <table:table-cell office:value-type="float" office:value="5.729608" calcext:value-type="float">
            <text:p>5.729608</text:p>
          </table:table-cell>
          <table:table-cell office:value-type="float" office:value="9.60252212" calcext:value-type="float">
            <text:p>9.60252212</text:p>
          </table:table-cell>
        </table:table-row>
        <table:table-row table:style-name="ro1">
          <table:table-cell office:value-type="string" calcext:value-type="string">
            <text:p>ex5.test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01389705" calcext:value-type="float">
            <text:p>0.01389705</text:p>
          </table:table-cell>
          <table:table-cell office:value-type="float" office:value="0.19279008" calcext:value-type="float">
            <text:p>0.19279008</text:p>
          </table:table-cell>
          <table:table-cell office:value-type="float" office:value="0.44571444" calcext:value-type="float">
            <text:p>0.44571444</text:p>
          </table:table-cell>
        </table:table-row>
        <table:table-row table:style-name="ro1">
          <table:table-cell office:value-type="string" calcext:value-type="string">
            <text:p>ex5.test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.01127931" calcext:value-type="float">
            <text:p>0.01127931</text:p>
          </table:table-cell>
          <table:table-cell office:value-type="float" office:value="0.19279008" calcext:value-type="float">
            <text:p>0.19279008</text:p>
          </table:table-cell>
          <table:table-cell office:value-type="float" office:value="0.44571444" calcext:value-type="float">
            <text:p>0.44571444</text:p>
          </table:table-cell>
        </table:table-row>
        <table:table-row table:style-name="ro1">
          <table:table-cell office:value-type="string" calcext:value-type="string">
            <text:p>ex5.test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918137" calcext:value-type="float">
            <text:p>0.00918137</text:p>
          </table:table-cell>
          <table:table-cell office:value-type="float" office:value="0.19279008" calcext:value-type="float">
            <text:p>0.19279008</text:p>
          </table:table-cell>
          <table:table-cell office:value-type="float" office:value="0.44571444" calcext:value-type="float">
            <text:p>0.44571444</text:p>
          </table:table-cell>
        </table:table-row>
        <table:table-row table:style-name="ro1">
          <table:table-cell office:value-type="string" calcext:value-type="string">
            <text:p>ex5.test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0.45721946" calcext:value-type="float">
            <text:p>0.45721946</text:p>
          </table:table-cell>
          <table:table-cell office:value-type="float" office:value="0.19279008" calcext:value-type="float">
            <text:p>0.19279008</text:p>
          </table:table-cell>
          <table:table-cell office:value-type="float" office:value="0.44571444" calcext:value-type="float">
            <text:p>0.44571444</text:p>
          </table:table-cell>
        </table:table-row>
        <table:table-row table:style-name="ro1">
          <table:table-cell office:value-type="string" calcext:value-type="string">
            <text:p>ex6.test</text:p>
          </table:table-cell>
          <table:table-cell office:value-type="float" office:value="7168" calcext:value-type="float">
            <text:p>7168</text:p>
          </table:table-cell>
          <table:table-cell office:value-type="float" office:value="1" calcext:value-type="float">
            <text:p>1</text:p>
          </table:table-cell>
          <table:table-cell office:value-type="float" office:value="5.38099641" calcext:value-type="float">
            <text:p>5.38099641</text:p>
          </table:table-cell>
          <table:table-cell office:value-type="float" office:value="1.62372832" calcext:value-type="float">
            <text:p>1.62372832</text:p>
          </table:table-cell>
          <table:table-cell office:value-type="float" office:value="4.0156518" calcext:value-type="float">
            <text:p>4.0156518</text:p>
          </table:table-cell>
        </table:table-row>
        <table:table-row table:style-name="ro1">
          <table:table-cell office:value-type="string" calcext:value-type="string">
            <text:p>ex6.test</text:p>
          </table:table-cell>
          <table:table-cell office:value-type="float" office:value="7168" calcext:value-type="float">
            <text:p>7168</text:p>
          </table:table-cell>
          <table:table-cell office:value-type="float" office:value="4" calcext:value-type="float">
            <text:p>4</text:p>
          </table:table-cell>
          <table:table-cell office:value-type="float" office:value="2.18908145" calcext:value-type="float">
            <text:p>2.18908145</text:p>
          </table:table-cell>
          <table:table-cell office:value-type="float" office:value="1.62372832" calcext:value-type="float">
            <text:p>1.62372832</text:p>
          </table:table-cell>
          <table:table-cell office:value-type="float" office:value="4.0156518" calcext:value-type="float">
            <text:p>4.0156518</text:p>
          </table:table-cell>
        </table:table-row>
        <table:table-row table:style-name="ro1">
          <table:table-cell office:value-type="string" calcext:value-type="string">
            <text:p>ex6.test</text:p>
          </table:table-cell>
          <table:table-cell office:value-type="float" office:value="7168" calcext:value-type="float">
            <text:p>7168</text:p>
          </table:table-cell>
          <table:table-cell office:value-type="float" office:value="8" calcext:value-type="float">
            <text:p>8</text:p>
          </table:table-cell>
          <table:table-cell office:value-type="float" office:value="1.2966754" calcext:value-type="float">
            <text:p>1.2966754</text:p>
          </table:table-cell>
          <table:table-cell office:value-type="float" office:value="1.62372832" calcext:value-type="float">
            <text:p>1.62372832</text:p>
          </table:table-cell>
          <table:table-cell office:value-type="float" office:value="4.0156518" calcext:value-type="float">
            <text:p>4.0156518</text:p>
          </table:table-cell>
        </table:table-row>
        <table:table-row table:style-name="ro1">
          <table:table-cell office:value-type="string" calcext:value-type="string">
            <text:p>ex6.test</text:p>
          </table:table-cell>
          <table:table-cell office:value-type="float" office:value="7168" calcext:value-type="float">
            <text:p>7168</text:p>
          </table:table-cell>
          <table:table-cell office:value-type="float" office:value="32" calcext:value-type="float">
            <text:p>32</text:p>
          </table:table-cell>
          <table:table-cell office:value-type="float" office:value="0.79983637" calcext:value-type="float">
            <text:p>0.79983637</text:p>
          </table:table-cell>
          <table:table-cell office:value-type="float" office:value="1.62372832" calcext:value-type="float">
            <text:p>1.62372832</text:p>
          </table:table-cell>
          <table:table-cell office:value-type="float" office:value="4.0156518" calcext:value-type="float">
            <text:p>4.0156518</text:p>
          </table:table-cell>
        </table:table-row>
        <table:table-row table:style-name="ro1">
          <table:table-cell office:value-type="string" calcext:value-type="string">
            <text:p>ex7.te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088517" calcext:value-type="float">
            <text:p>0.0088517</text:p>
          </table:table-cell>
          <table:table-cell office:value-type="float" office:value="0.18449728" calcext:value-type="float">
            <text:p>0.18449728</text:p>
          </table:table-cell>
          <table:table-cell office:value-type="float" office:value="0.42684758" calcext:value-type="float">
            <text:p>0.42684758</text:p>
          </table:table-cell>
        </table:table-row>
        <table:table-row table:style-name="ro1">
          <table:table-cell office:value-type="string" calcext:value-type="string">
            <text:p>ex7.tes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00771257" calcext:value-type="float">
            <text:p>0.00771257</text:p>
          </table:table-cell>
          <table:table-cell office:value-type="float" office:value="0.18449728" calcext:value-type="float">
            <text:p>0.18449728</text:p>
          </table:table-cell>
          <table:table-cell office:value-type="float" office:value="0.42684758" calcext:value-type="float">
            <text:p>0.42684758</text:p>
          </table:table-cell>
        </table:table-row>
        <table:table-row table:style-name="ro1">
          <table:table-cell office:value-type="string" calcext:value-type="string">
            <text:p>ex7.test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00671593" calcext:value-type="float">
            <text:p>0.00671593</text:p>
          </table:table-cell>
          <table:table-cell office:value-type="float" office:value="0.18449728" calcext:value-type="float">
            <text:p>0.18449728</text:p>
          </table:table-cell>
          <table:table-cell office:value-type="float" office:value="0.42684758" calcext:value-type="float">
            <text:p>0.42684758</text:p>
          </table:table-cell>
        </table:table-row>
        <table:table-row table:style-name="ro1">
          <table:table-cell office:value-type="string" calcext:value-type="string">
            <text:p>ex7.test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835204620000001" calcext:value-type="float">
            <text:p>0.83520462</text:p>
          </table:table-cell>
          <table:table-cell office:value-type="float" office:value="0.18449728" calcext:value-type="float">
            <text:p>0.18449728</text:p>
          </table:table-cell>
          <table:table-cell office:value-type="float" office:value="0.42684758" calcext:value-type="float">
            <text:p>0.42684758</text:p>
          </table:table-cell>
        </table:table-row>
        <table:table-row table:style-name="ro1">
          <table:table-cell office:value-type="string" calcext:value-type="string">
            <text:p>keyb.test</text:p>
          </table:table-cell>
          <table:table-cell office:value-type="float" office:value="888984" calcext:value-type="float">
            <text:p>888984</text:p>
          </table:table-cell>
          <table:table-cell office:value-type="float" office:value="1" calcext:value-type="float">
            <text:p>1</text:p>
          </table:table-cell>
          <table:table-cell office:value-type="float" office:value="10601.55028107" calcext:value-type="float">
            <text:p>10601.55028107</text:p>
          </table:table-cell>
          <table:table-cell office:value-type="float" office:value="1714.74828352" calcext:value-type="float">
            <text:p>1714.74828352</text:p>
          </table:table-cell>
          <table:table-cell office:value-type="float" office:value="1963.16171608" calcext:value-type="float">
            <text:p>1963.16171608</text:p>
          </table:table-cell>
        </table:table-row>
        <table:table-row table:style-name="ro1">
          <table:table-cell office:value-type="string" calcext:value-type="string">
            <text:p>keyb.test</text:p>
          </table:table-cell>
          <table:table-cell office:value-type="float" office:value="888984" calcext:value-type="float">
            <text:p>888984</text:p>
          </table:table-cell>
          <table:table-cell office:value-type="float" office:value="4" calcext:value-type="float">
            <text:p>4</text:p>
          </table:table-cell>
          <table:table-cell office:value-type="float" office:value="2934.35064316" calcext:value-type="float">
            <text:p>2934.35064316</text:p>
          </table:table-cell>
          <table:table-cell office:value-type="float" office:value="1714.74828352" calcext:value-type="float">
            <text:p>1714.74828352</text:p>
          </table:table-cell>
          <table:table-cell office:value-type="float" office:value="1963.16171608" calcext:value-type="float">
            <text:p>1963.16171608</text:p>
          </table:table-cell>
        </table:table-row>
        <table:table-row table:style-name="ro1">
          <table:table-cell office:value-type="string" calcext:value-type="string">
            <text:p>keyb.test</text:p>
          </table:table-cell>
          <table:table-cell office:value-type="float" office:value="888984" calcext:value-type="float">
            <text:p>888984</text:p>
          </table:table-cell>
          <table:table-cell office:value-type="float" office:value="8" calcext:value-type="float">
            <text:p>8</text:p>
          </table:table-cell>
          <table:table-cell office:value-type="float" office:value="1819.2571691" calcext:value-type="float">
            <text:p>1819.2571691</text:p>
          </table:table-cell>
          <table:table-cell office:value-type="float" office:value="1714.74828352" calcext:value-type="float">
            <text:p>1714.74828352</text:p>
          </table:table-cell>
          <table:table-cell office:value-type="float" office:value="1963.16171608" calcext:value-type="float">
            <text:p>1963.16171608</text:p>
          </table:table-cell>
        </table:table-row>
        <table:table-row table:style-name="ro1">
          <table:table-cell office:value-type="string" calcext:value-type="string">
            <text:p>keyb.test</text:p>
          </table:table-cell>
          <table:table-cell office:value-type="float" office:value="888984" calcext:value-type="float">
            <text:p>888984</text:p>
          </table:table-cell>
          <table:table-cell office:value-type="float" office:value="32" calcext:value-type="float">
            <text:p>32</text:p>
          </table:table-cell>
          <table:table-cell office:value-type="float" office:value="925.6380048" calcext:value-type="float">
            <text:p>925.6380048</text:p>
          </table:table-cell>
          <table:table-cell office:value-type="float" office:value="1714.74828352" calcext:value-type="float">
            <text:p>1714.74828352</text:p>
          </table:table-cell>
          <table:table-cell office:value-type="float" office:value="1963.16171608" calcext:value-type="float">
            <text:p>1963.16171608</text:p>
          </table:table-cell>
        </table:table-row>
        <table:table-row table:style-name="ro1">
          <table:table-cell office:value-type="string" calcext:value-type="string">
            <text:p>lion.test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01040564" calcext:value-type="float">
            <text:p>0.01040564</text:p>
          </table:table-cell>
          <table:table-cell office:value-type="float" office:value="0.15929824" calcext:value-type="float">
            <text:p>0.15929824</text:p>
          </table:table-cell>
          <table:table-cell office:value-type="float" office:value="0.42355242" calcext:value-type="float">
            <text:p>0.42355242</text:p>
          </table:table-cell>
        </table:table-row>
        <table:table-row table:style-name="ro1">
          <table:table-cell office:value-type="string" calcext:value-type="string">
            <text:p>lion.test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0.00826987" calcext:value-type="float">
            <text:p>0.00826987</text:p>
          </table:table-cell>
          <table:table-cell office:value-type="float" office:value="0.15929824" calcext:value-type="float">
            <text:p>0.15929824</text:p>
          </table:table-cell>
          <table:table-cell office:value-type="float" office:value="0.42355242" calcext:value-type="float">
            <text:p>0.42355242</text:p>
          </table:table-cell>
        </table:table-row>
        <table:table-row table:style-name="ro1">
          <table:table-cell office:value-type="string" calcext:value-type="string">
            <text:p>lion.test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703161" calcext:value-type="float">
            <text:p>0.00703161</text:p>
          </table:table-cell>
          <table:table-cell office:value-type="float" office:value="0.15929824" calcext:value-type="float">
            <text:p>0.15929824</text:p>
          </table:table-cell>
          <table:table-cell office:value-type="float" office:value="0.42355242" calcext:value-type="float">
            <text:p>0.42355242</text:p>
          </table:table-cell>
        </table:table-row>
        <table:table-row table:style-name="ro1">
          <table:table-cell office:value-type="string" calcext:value-type="string">
            <text:p>lion.test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0.46805676" calcext:value-type="float">
            <text:p>0.46805676</text:p>
          </table:table-cell>
          <table:table-cell office:value-type="float" office:value="0.15929824" calcext:value-type="float">
            <text:p>0.15929824</text:p>
          </table:table-cell>
          <table:table-cell office:value-type="float" office:value="0.42355242" calcext:value-type="float">
            <text:p>0.42355242</text:p>
          </table:table-cell>
        </table:table-row>
        <table:table-row table:style-name="ro1">
          <table:table-cell office:value-type="string" calcext:value-type="string">
            <text:p>lion9.test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4147597" calcext:value-type="float">
            <text:p>0.04147597</text:p>
          </table:table-cell>
          <table:table-cell office:value-type="float" office:value="0.18726528" calcext:value-type="float">
            <text:p>0.18726528</text:p>
          </table:table-cell>
          <table:table-cell office:value-type="float" office:value="0.45423162" calcext:value-type="float">
            <text:p>0.45423162</text:p>
          </table:table-cell>
        </table:table-row>
        <table:table-row table:style-name="ro1">
          <table:table-cell office:value-type="string" calcext:value-type="string">
            <text:p>lion9.test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0.01540698" calcext:value-type="float">
            <text:p>0.01540698</text:p>
          </table:table-cell>
          <table:table-cell office:value-type="float" office:value="0.18726528" calcext:value-type="float">
            <text:p>0.18726528</text:p>
          </table:table-cell>
          <table:table-cell office:value-type="float" office:value="0.45423162" calcext:value-type="float">
            <text:p>0.45423162</text:p>
          </table:table-cell>
        </table:table-row>
        <table:table-row table:style-name="ro1">
          <table:table-cell office:value-type="string" calcext:value-type="string">
            <text:p>lion9.test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1181719" calcext:value-type="float">
            <text:p>0.01181719</text:p>
          </table:table-cell>
          <table:table-cell office:value-type="float" office:value="0.18726528" calcext:value-type="float">
            <text:p>0.18726528</text:p>
          </table:table-cell>
          <table:table-cell office:value-type="float" office:value="0.45423162" calcext:value-type="float">
            <text:p>0.45423162</text:p>
          </table:table-cell>
        </table:table-row>
        <table:table-row table:style-name="ro1">
          <table:table-cell office:value-type="string" calcext:value-type="string">
            <text:p>lion9.test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0.30075823" calcext:value-type="float">
            <text:p>0.30075823</text:p>
          </table:table-cell>
          <table:table-cell office:value-type="float" office:value="0.18726528" calcext:value-type="float">
            <text:p>0.18726528</text:p>
          </table:table-cell>
          <table:table-cell office:value-type="float" office:value="0.45423162" calcext:value-type="float">
            <text:p>0.45423162</text:p>
          </table:table-cell>
        </table:table-row>
        <table:table-row table:style-name="ro1">
          <table:table-cell office:value-type="string" calcext:value-type="string">
            <text:p>modulo12.test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2562542" calcext:value-type="float">
            <text:p>0.02562542</text:p>
          </table:table-cell>
          <table:table-cell office:value-type="float" office:value="0.1636672" calcext:value-type="float">
            <text:p>0.1636672</text:p>
          </table:table-cell>
          <table:table-cell office:value-type="float" office:value="0.43653732" calcext:value-type="float">
            <text:p>0.43653732</text:p>
          </table:table-cell>
        </table:table-row>
        <table:table-row table:style-name="ro1">
          <table:table-cell office:value-type="string" calcext:value-type="string">
            <text:p>modulo12.test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.00918554" calcext:value-type="float">
            <text:p>0.00918554</text:p>
          </table:table-cell>
          <table:table-cell office:value-type="float" office:value="0.1636672" calcext:value-type="float">
            <text:p>0.1636672</text:p>
          </table:table-cell>
          <table:table-cell office:value-type="float" office:value="0.43653732" calcext:value-type="float">
            <text:p>0.43653732</text:p>
          </table:table-cell>
        </table:table-row>
        <table:table-row table:style-name="ro1">
          <table:table-cell office:value-type="string" calcext:value-type="string">
            <text:p>modulo12.test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.00828661000000001" calcext:value-type="float">
            <text:p>0.00828661</text:p>
          </table:table-cell>
          <table:table-cell office:value-type="float" office:value="0.1636672" calcext:value-type="float">
            <text:p>0.1636672</text:p>
          </table:table-cell>
          <table:table-cell office:value-type="float" office:value="0.43653732" calcext:value-type="float">
            <text:p>0.43653732</text:p>
          </table:table-cell>
        </table:table-row>
        <table:table-row table:style-name="ro1">
          <table:table-cell office:value-type="string" calcext:value-type="string">
            <text:p>modulo12.test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0.0490306500000001" calcext:value-type="float">
            <text:p>0.04903065</text:p>
          </table:table-cell>
          <table:table-cell office:value-type="float" office:value="0.1636672" calcext:value-type="float">
            <text:p>0.1636672</text:p>
          </table:table-cell>
          <table:table-cell office:value-type="float" office:value="0.43653732" calcext:value-type="float">
            <text:p>0.43653732</text:p>
          </table:table-cell>
        </table:table-row>
        <table:table-row table:style-name="ro1">
          <table:table-cell office:value-type="string" calcext:value-type="string">
            <text:p>planet.test</text:p>
          </table:table-cell>
          <table:table-cell office:value-type="float" office:value="801792" calcext:value-type="float">
            <text:p>801792</text:p>
          </table:table-cell>
          <table:table-cell office:value-type="float" office:value="1" calcext:value-type="float">
            <text:p>1</text:p>
          </table:table-cell>
          <table:table-cell office:value-type="float" office:value="69155.16498585" calcext:value-type="float">
            <text:p>69155.16498585</text:p>
          </table:table-cell>
          <table:table-cell office:value-type="float" office:value="14548.28656224" calcext:value-type="float">
            <text:p>14548.28656224</text:p>
          </table:table-cell>
          <table:table-cell office:value-type="float" office:value="14784.11740755" calcext:value-type="float">
            <text:p>14784.11740755</text:p>
          </table:table-cell>
        </table:table-row>
        <table:table-row table:style-name="ro1">
          <table:table-cell office:value-type="string" calcext:value-type="string">
            <text:p>planet.test</text:p>
          </table:table-cell>
          <table:table-cell office:value-type="float" office:value="801792" calcext:value-type="float">
            <text:p>801792</text:p>
          </table:table-cell>
          <table:table-cell office:value-type="float" office:value="4" calcext:value-type="float">
            <text:p>4</text:p>
          </table:table-cell>
          <table:table-cell office:value-type="float" office:value="24395.17606998" calcext:value-type="float">
            <text:p>24395.17606998</text:p>
          </table:table-cell>
          <table:table-cell office:value-type="float" office:value="14548.28656224" calcext:value-type="float">
            <text:p>14548.28656224</text:p>
          </table:table-cell>
          <table:table-cell office:value-type="float" office:value="14784.11740755" calcext:value-type="float">
            <text:p>14784.11740755</text:p>
          </table:table-cell>
        </table:table-row>
        <table:table-row table:style-name="ro1">
          <table:table-cell office:value-type="string" calcext:value-type="string">
            <text:p>planet.test</text:p>
          </table:table-cell>
          <table:table-cell office:value-type="float" office:value="801792" calcext:value-type="float">
            <text:p>801792</text:p>
          </table:table-cell>
          <table:table-cell office:value-type="float" office:value="8" calcext:value-type="float">
            <text:p>8</text:p>
          </table:table-cell>
          <table:table-cell office:value-type="float" office:value="13010.27902848" calcext:value-type="float">
            <text:p>13010.27902848</text:p>
          </table:table-cell>
          <table:table-cell office:value-type="float" office:value="14548.28656224" calcext:value-type="float">
            <text:p>14548.28656224</text:p>
          </table:table-cell>
          <table:table-cell office:value-type="float" office:value="14784.11740755" calcext:value-type="float">
            <text:p>14784.11740755</text:p>
          </table:table-cell>
        </table:table-row>
        <table:table-row table:style-name="ro1">
          <table:table-cell office:value-type="string" calcext:value-type="string">
            <text:p>planet.test</text:p>
          </table:table-cell>
          <table:table-cell office:value-type="float" office:value="801792" calcext:value-type="float">
            <text:p>801792</text:p>
          </table:table-cell>
          <table:table-cell office:value-type="float" office:value="32" calcext:value-type="float">
            <text:p>32</text:p>
          </table:table-cell>
          <table:table-cell office:value-type="float" office:value="5666.5813185" calcext:value-type="float">
            <text:p>5666.5813185</text:p>
          </table:table-cell>
          <table:table-cell office:value-type="float" office:value="14548.28656224" calcext:value-type="float">
            <text:p>14548.28656224</text:p>
          </table:table-cell>
          <table:table-cell office:value-type="float" office:value="14784.11740755" calcext:value-type="float">
            <text:p>14784.11740755</text:p>
          </table:table-cell>
        </table:table-row>
        <table:table-row table:style-name="ro1">
          <table:table-cell office:value-type="string" calcext:value-type="string">
            <text:p>pma.test</text:p>
          </table:table-cell>
          <table:table-cell office:value-type="float" office:value="511552" calcext:value-type="float">
            <text:p>511552</text:p>
          </table:table-cell>
          <table:table-cell office:value-type="float" office:value="1" calcext:value-type="float">
            <text:p>1</text:p>
          </table:table-cell>
          <table:table-cell office:value-type="float" office:value="8418.39004803" calcext:value-type="float">
            <text:p>8418.39004803</text:p>
          </table:table-cell>
          <table:table-cell office:value-type="float" office:value="1204.9399232" calcext:value-type="float">
            <text:p>1204.9399232</text:p>
          </table:table-cell>
          <table:table-cell office:value-type="float" office:value="1349.48893628" calcext:value-type="float">
            <text:p>1349.48893628</text:p>
          </table:table-cell>
        </table:table-row>
        <table:table-row table:style-name="ro1">
          <table:table-cell office:value-type="string" calcext:value-type="string">
            <text:p>pma.test</text:p>
          </table:table-cell>
          <table:table-cell office:value-type="float" office:value="511552" calcext:value-type="float">
            <text:p>511552</text:p>
          </table:table-cell>
          <table:table-cell office:value-type="float" office:value="4" calcext:value-type="float">
            <text:p>4</text:p>
          </table:table-cell>
          <table:table-cell office:value-type="float" office:value="2779.79151804" calcext:value-type="float">
            <text:p>2779.79151804</text:p>
          </table:table-cell>
          <table:table-cell office:value-type="float" office:value="1204.9399232" calcext:value-type="float">
            <text:p>1204.9399232</text:p>
          </table:table-cell>
          <table:table-cell office:value-type="float" office:value="1349.48893628" calcext:value-type="float">
            <text:p>1349.48893628</text:p>
          </table:table-cell>
        </table:table-row>
        <table:table-row table:style-name="ro1">
          <table:table-cell office:value-type="string" calcext:value-type="string">
            <text:p>pma.test</text:p>
          </table:table-cell>
          <table:table-cell office:value-type="float" office:value="511552" calcext:value-type="float">
            <text:p>511552</text:p>
          </table:table-cell>
          <table:table-cell office:value-type="float" office:value="8" calcext:value-type="float">
            <text:p>8</text:p>
          </table:table-cell>
          <table:table-cell office:value-type="float" office:value="1784.50906695" calcext:value-type="float">
            <text:p>1784.50906695</text:p>
          </table:table-cell>
          <table:table-cell office:value-type="float" office:value="1204.9399232" calcext:value-type="float">
            <text:p>1204.9399232</text:p>
          </table:table-cell>
          <table:table-cell office:value-type="float" office:value="1349.48893628" calcext:value-type="float">
            <text:p>1349.48893628</text:p>
          </table:table-cell>
        </table:table-row>
        <table:table-row table:style-name="ro1">
          <table:table-cell office:value-type="string" calcext:value-type="string">
            <text:p>pma.test</text:p>
          </table:table-cell>
          <table:table-cell office:value-type="float" office:value="511552" calcext:value-type="float">
            <text:p>511552</text:p>
          </table:table-cell>
          <table:table-cell office:value-type="float" office:value="32" calcext:value-type="float">
            <text:p>32</text:p>
          </table:table-cell>
          <table:table-cell office:value-type="float" office:value="853.26315773" calcext:value-type="float">
            <text:p>853.26315773</text:p>
          </table:table-cell>
          <table:table-cell office:value-type="float" office:value="1204.9399232" calcext:value-type="float">
            <text:p>1204.9399232</text:p>
          </table:table-cell>
          <table:table-cell office:value-type="float" office:value="1349.48893628" calcext:value-type="float">
            <text:p>1349.48893628</text:p>
          </table:table-cell>
        </table:table-row>
        <table:table-row table:style-name="ro1">
          <table:table-cell office:value-type="string" calcext:value-type="string">
            <text:p>s1.test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" calcext:value-type="float">
            <text:p>1</text:p>
          </table:table-cell>
          <table:table-cell office:value-type="float" office:value="15858.6016211" calcext:value-type="float">
            <text:p>15858.6016211</text:p>
          </table:table-cell>
          <table:table-cell office:value-type="float" office:value="1824.2999312" calcext:value-type="float">
            <text:p>1824.2999312</text:p>
          </table:table-cell>
          <table:table-cell office:value-type="float" office:value="2191.73138998" calcext:value-type="float">
            <text:p>2191.73138998</text:p>
          </table:table-cell>
        </table:table-row>
        <table:table-row table:style-name="ro1">
          <table:table-cell office:value-type="string" calcext:value-type="string">
            <text:p>s1.test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4" calcext:value-type="float">
            <text:p>4</text:p>
          </table:table-cell>
          <table:table-cell office:value-type="float" office:value="5085.55341051" calcext:value-type="float">
            <text:p>5085.55341051</text:p>
          </table:table-cell>
          <table:table-cell office:value-type="float" office:value="1824.2999312" calcext:value-type="float">
            <text:p>1824.2999312</text:p>
          </table:table-cell>
          <table:table-cell office:value-type="float" office:value="2191.73138998" calcext:value-type="float">
            <text:p>2191.73138998</text:p>
          </table:table-cell>
        </table:table-row>
        <table:table-row table:style-name="ro1">
          <table:table-cell office:value-type="string" calcext:value-type="string">
            <text:p>s1.test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8" calcext:value-type="float">
            <text:p>8</text:p>
          </table:table-cell>
          <table:table-cell office:value-type="float" office:value="3117.27657294" calcext:value-type="float">
            <text:p>3117.27657294</text:p>
          </table:table-cell>
          <table:table-cell office:value-type="float" office:value="1824.2999312" calcext:value-type="float">
            <text:p>1824.2999312</text:p>
          </table:table-cell>
          <table:table-cell office:value-type="float" office:value="2191.73138998" calcext:value-type="float">
            <text:p>2191.73138998</text:p>
          </table:table-cell>
        </table:table-row>
        <table:table-row table:style-name="ro1">
          <table:table-cell office:value-type="string" calcext:value-type="string">
            <text:p>s1.test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32" calcext:value-type="float">
            <text:p>32</text:p>
          </table:table-cell>
          <table:table-cell office:value-type="float" office:value="1484.93255401" calcext:value-type="float">
            <text:p>1484.93255401</text:p>
          </table:table-cell>
          <table:table-cell office:value-type="float" office:value="1824.2999312" calcext:value-type="float">
            <text:p>1824.2999312</text:p>
          </table:table-cell>
          <table:table-cell office:value-type="float" office:value="2191.73138998" calcext:value-type="float">
            <text:p>2191.73138998</text:p>
          </table:table-cell>
        </table:table-row>
        <table:table-row table:style-name="ro1">
          <table:table-cell office:value-type="string" calcext:value-type="string">
            <text:p>s27.test</text:p>
          </table:table-cell>
          <table:table-cell office:value-type="float" office:value="1536" calcext:value-type="float">
            <text:p>1536</text:p>
          </table:table-cell>
          <table:table-cell office:value-type="float" office:value="1" calcext:value-type="float">
            <text:p>1</text:p>
          </table:table-cell>
          <table:table-cell office:value-type="float" office:value="0.74005847" calcext:value-type="float">
            <text:p>0.74005847</text:p>
          </table:table-cell>
          <table:table-cell office:value-type="float" office:value="0.5776336" calcext:value-type="float">
            <text:p>0.5776336</text:p>
          </table:table-cell>
          <table:table-cell office:value-type="float" office:value="1.28604551" calcext:value-type="float">
            <text:p>1.28604551</text:p>
          </table:table-cell>
        </table:table-row>
        <table:table-row table:style-name="ro1">
          <table:table-cell office:value-type="string" calcext:value-type="string">
            <text:p>s27.test</text:p>
          </table:table-cell>
          <table:table-cell office:value-type="float" office:value="1536" calcext:value-type="float">
            <text:p>1536</text:p>
          </table:table-cell>
          <table:table-cell office:value-type="float" office:value="4" calcext:value-type="float">
            <text:p>4</text:p>
          </table:table-cell>
          <table:table-cell office:value-type="float" office:value="0.30767676" calcext:value-type="float">
            <text:p>0.30767676</text:p>
          </table:table-cell>
          <table:table-cell office:value-type="float" office:value="0.5776336" calcext:value-type="float">
            <text:p>0.5776336</text:p>
          </table:table-cell>
          <table:table-cell office:value-type="float" office:value="1.28604551" calcext:value-type="float">
            <text:p>1.28604551</text:p>
          </table:table-cell>
        </table:table-row>
        <table:table-row table:style-name="ro1">
          <table:table-cell office:value-type="string" calcext:value-type="string">
            <text:p>s27.test</text:p>
          </table:table-cell>
          <table:table-cell office:value-type="float" office:value="1536" calcext:value-type="float">
            <text:p>1536</text:p>
          </table:table-cell>
          <table:table-cell office:value-type="float" office:value="8" calcext:value-type="float">
            <text:p>8</text:p>
          </table:table-cell>
          <table:table-cell office:value-type="float" office:value="0.17568087" calcext:value-type="float">
            <text:p>0.17568087</text:p>
          </table:table-cell>
          <table:table-cell office:value-type="float" office:value="0.5776336" calcext:value-type="float">
            <text:p>0.5776336</text:p>
          </table:table-cell>
          <table:table-cell office:value-type="float" office:value="1.28604551" calcext:value-type="float">
            <text:p>1.28604551</text:p>
          </table:table-cell>
        </table:table-row>
        <table:table-row table:style-name="ro1">
          <table:table-cell office:value-type="string" calcext:value-type="string">
            <text:p>s27.test</text:p>
          </table:table-cell>
          <table:table-cell office:value-type="float" office:value="1536" calcext:value-type="float">
            <text:p>1536</text:p>
          </table:table-cell>
          <table:table-cell office:value-type="float" office:value="32" calcext:value-type="float">
            <text:p>32</text:p>
          </table:table-cell>
          <table:table-cell office:value-type="float" office:value="0.09815428" calcext:value-type="float">
            <text:p>0.09815428</text:p>
          </table:table-cell>
          <table:table-cell office:value-type="float" office:value="0.5776336" calcext:value-type="float">
            <text:p>0.5776336</text:p>
          </table:table-cell>
          <table:table-cell office:value-type="float" office:value="1.28604551" calcext:value-type="float">
            <text:p>1.28604551</text:p>
          </table:table-cell>
        </table:table-row>
        <table:table-row table:style-name="ro1">
          <table:table-cell office:value-type="string" calcext:value-type="string">
            <text:p>s386.test</text:p>
          </table:table-cell>
          <table:table-cell office:value-type="float" office:value="212992" calcext:value-type="float">
            <text:p>212992</text:p>
          </table:table-cell>
          <table:table-cell office:value-type="float" office:value="1" calcext:value-type="float">
            <text:p>1</text:p>
          </table:table-cell>
          <table:table-cell office:value-type="float" office:value="1028.95280053" calcext:value-type="float">
            <text:p>1028.95280053</text:p>
          </table:table-cell>
          <table:table-cell office:value-type="float" office:value="190.20810048" calcext:value-type="float">
            <text:p>190.20810048</text:p>
          </table:table-cell>
          <table:table-cell office:value-type="float" office:value="251.13120488" calcext:value-type="float">
            <text:p>251.13120488</text:p>
          </table:table-cell>
        </table:table-row>
        <table:table-row table:style-name="ro1">
          <table:table-cell office:value-type="string" calcext:value-type="string">
            <text:p>s386.test</text:p>
          </table:table-cell>
          <table:table-cell office:value-type="float" office:value="212992" calcext:value-type="float">
            <text:p>212992</text:p>
          </table:table-cell>
          <table:table-cell office:value-type="float" office:value="4" calcext:value-type="float">
            <text:p>4</text:p>
          </table:table-cell>
          <table:table-cell office:value-type="float" office:value="293.15973106" calcext:value-type="float">
            <text:p>293.15973106</text:p>
          </table:table-cell>
          <table:table-cell office:value-type="float" office:value="190.20810048" calcext:value-type="float">
            <text:p>190.20810048</text:p>
          </table:table-cell>
          <table:table-cell office:value-type="float" office:value="251.13120488" calcext:value-type="float">
            <text:p>251.13120488</text:p>
          </table:table-cell>
        </table:table-row>
        <table:table-row table:style-name="ro1">
          <table:table-cell office:value-type="string" calcext:value-type="string">
            <text:p>s386.test</text:p>
          </table:table-cell>
          <table:table-cell office:value-type="float" office:value="212992" calcext:value-type="float">
            <text:p>212992</text:p>
          </table:table-cell>
          <table:table-cell office:value-type="float" office:value="8" calcext:value-type="float">
            <text:p>8</text:p>
          </table:table-cell>
          <table:table-cell office:value-type="float" office:value="214.8689658" calcext:value-type="float">
            <text:p>214.8689658</text:p>
          </table:table-cell>
          <table:table-cell office:value-type="float" office:value="190.20810048" calcext:value-type="float">
            <text:p>190.20810048</text:p>
          </table:table-cell>
          <table:table-cell office:value-type="float" office:value="251.13120488" calcext:value-type="float">
            <text:p>251.13120488</text:p>
          </table:table-cell>
        </table:table-row>
        <table:table-row table:style-name="ro1">
          <table:table-cell office:value-type="string" calcext:value-type="string">
            <text:p>s386.test</text:p>
          </table:table-cell>
          <table:table-cell office:value-type="float" office:value="212992" calcext:value-type="float">
            <text:p>212992</text:p>
          </table:table-cell>
          <table:table-cell office:value-type="float" office:value="32" calcext:value-type="float">
            <text:p>32</text:p>
          </table:table-cell>
          <table:table-cell office:value-type="float" office:value="122.7823456" calcext:value-type="float">
            <text:p>122.7823456</text:p>
          </table:table-cell>
          <table:table-cell office:value-type="float" office:value="190.20810048" calcext:value-type="float">
            <text:p>190.20810048</text:p>
          </table:table-cell>
          <table:table-cell office:value-type="float" office:value="251.13120488" calcext:value-type="float">
            <text:p>251.131204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4:02:45.039211911</meta:creation-date>
    <dc:date>2018-06-25T14:03:12.970108030</dc:date>
    <meta:editing-duration>PT28S</meta:editing-duration>
    <meta:editing-cycles>1</meta:editing-cycles>
    <meta:generator>LibreOffice/5.1.6.2$Linux_X86_64 LibreOffice_project/10m0$Build-2</meta:generator>
    <meta:document-statistic meta:table-count="1" meta:cell-count="534" meta:object-count="0"/>
  </office:meta>
</office:document-meta>
</file>